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4.0625in"/>
        </style:tab-stops>
      </style:paragraph-properties>
    </style:style>
    <style:style style:name="T2" style:parent-style-name="DefaultParagraphFont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>
        <style:tab-stops>
          <style:tab-stop style:type="left" style:position="4.0625in"/>
        </style:tab-stops>
      </style:paragraph-properties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fo:font-weight="bold" style:font-weight-asian="bold" fo:font-size="20pt" style:font-size-asian="20pt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20pt" style:font-size-asian="20pt"/>
    </style:style>
    <style:style style:name="P9" style:parent-style-name="Standard" style:family="paragraph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ListParagraph" style:list-style-name="WWNum3" style:family="paragraph"/>
    <style:style style:name="P13" style:parent-style-name="ListParagraph" style:list-style-name="WWNum3" style:family="paragraph"/>
    <style:style style:name="P14" style:parent-style-name="ListParagraph" style:list-style-name="WWNum3" style:family="paragraph"/>
    <style:style style:name="P15" style:parent-style-name="ListParagraph" style:list-style-name="WWNum3" style:family="paragraph"/>
    <style:style style:name="P16" style:parent-style-name="ListParagraph" style:list-style-name="WWNum3" style:family="paragraph"/>
    <style:style style:name="P17" style:parent-style-name="ListParagraph" style:list-style-name="WWNum3" style:family="paragraph"/>
    <style:style style:name="P18" style:parent-style-name="ListParagraph" style:list-style-name="WWNum3" style:family="paragraph"/>
    <style:style style:name="P19" style:parent-style-name="ListParagraph" style:list-style-name="WWNum3" style:family="paragraph"/>
    <style:style style:name="T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" style:parent-style-name="ListParagraph" style:list-style-name="WWNum4" style:family="paragraph"/>
    <style:style style:name="P22" style:parent-style-name="ListParagraph" style:list-style-name="WWNum4" style:family="paragraph"/>
    <style:style style:name="P23" style:parent-style-name="ListParagraph" style:list-style-name="WWNum4" style:family="paragraph"/>
    <style:style style:name="T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" style:parent-style-name="ListParagraph" style:list-style-name="WWNum5" style:family="paragraph"/>
    <style:style style:name="P26" style:parent-style-name="ListParagraph" style:list-style-name="WWNum5" style:family="paragraph"/>
    <style:style style:name="P27" style:parent-style-name="ListParagraph" style:list-style-name="WWNum5" style:family="paragraph"/>
    <style:style style:name="P28" style:parent-style-name="ListParagraph" style:list-style-name="WWNum5" style:family="paragraph"/>
    <style:style style:name="T2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margin-left="0.25in">
        <style:tab-stops/>
      </style:paragraph-properties>
    </style:style>
    <style:style style:name="P31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span text:style-name="T2">Level 1</text:span></text:p>
      <text:p text:style-name="P3"><text:span text:style-name="T4"><text:tab/></text:span><text:span text:style-name="T5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><text:span text:style-name="T8">Level2</text:span></text:p>
      <text:p text:style-name="P9"/>
      <text:p text:style-name="Standard"/>
      <text:p text:style-name="Standard"/>
      <text:p text:style-name="Standard"/>
      <text:p text:style-name="Standard"/>
      <text:p text:style-name="Standard">User 1 <text:s text:c="49"/>User 2 <text:s text:c="43"/>User 3<text:s/><text:s text:c="47"/>User4</text:p>
      <text:p text:style-name="Standard"/>
      <text:p text:style-name="Standard"/>
      <text:p text:style-name="Standard"/>
      <text:soft-page-break/>
      <text:p text:style-name="Standard"><text:span text:style-name="T10">Backend : Node JS</text:span></text:p>
      <text:p text:style-name="Standard"><text:span text:style-name="T11">Level 1 Api’s</text:span></text:p>
      <text:list text:style-name="WWNum3">
        <text:list-item text:start-value="1">
          <text:p text:style-name="P12">Register Api (completed)</text:p>
        </text:list-item>
        <text:list-item>
          <text:p text:style-name="P13">Login Api (completed)</text:p>
        </text:list-item>
        <text:list-item>
          <text:p text:style-name="P14">Logout Api (completed)</text:p>
        </text:list-item>
        <text:list-item>
          <text:p text:style-name="P15">Forget Password (completed)</text:p>
        </text:list-item>
        <text:list-item>
          <text:p text:style-name="P16">Create Password (completed)</text:p>
        </text:list-item>
        <text:list-item>
          <text:p text:style-name="P17">Update User (completed)</text:p>
        </text:list-item>
        <text:list-item>
          <text:p text:style-name="P18">Delete User (completed)</text:p>
        </text:list-item>
        <text:list-item>
          <text:p text:style-name="P19">Refresh Token (completed)</text:p>
        </text:list-item>
      </text:list>
      <text:p text:style-name="Standard"><text:span text:style-name="T20">Level 2 Api’s</text:span></text:p>
      <text:list text:style-name="WWNum4">
        <text:list-item text:start-value="1">
          <text:p text:style-name="P21">Show Suggested Friend</text:p>
        </text:list-item>
        <text:list-item>
          <text:p text:style-name="P22">Add Friend</text:p>
        </text:list-item>
        <text:list-item>
          <text:p text:style-name="P23">Active and Inactive Friend List</text:p>
        </text:list-item>
      </text:list>
      <text:p text:style-name="Standard"><text:span text:style-name="T24">Level 3 Api’s</text:span></text:p>
      <text:list text:style-name="WWNum5">
        <text:list-item text:start-value="1">
          <text:p text:style-name="P25">Single Chat</text:p>
        </text:list-item>
        <text:list-item>
          <text:p text:style-name="P26">Group Chat</text:p>
        </text:list-item>
        <text:list-item>
          <text:p text:style-name="P27">Voice Call</text:p>
        </text:list-item>
        <text:list-item>
          <text:p text:style-name="P28">Video call</text:p>
        </text:list-item>
      </text:list>
      <text:p text:style-name="ListParagraph"/>
      <text:p text:style-name="Standard"><text:span text:style-name="T29">Frontend Stack: <text:s/>React JS, <text:s/>JS</text:span><?opendocument cursor-position?></text:p>
      <text:p text:style-name="P30"/>
      <text:p text:style-name="P3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2" style:display-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4" style:display-name="WWNum4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5" style:display-name="WWNum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LL</meta:initial-creator>
    <dc:creator>DELL</dc:creator>
    <meta:creation-date>2023-06-09T00:38:00Z</meta:creation-date>
    <dc:date>2023-09-29T20:26:00Z</dc:date>
    <meta:template xlink:href="Normal" xlink:type="simple"/>
    <meta:editing-cycles>3</meta:editing-cycles>
    <meta:editing-duration>PT34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90" meta:character-count="608" meta:row-count="4" meta:non-whitespace-character-count="519"/>
  </office:meta>
</office:document-meta>
</file>